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ata.getProperty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ata.getProperty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ata.PropertyData( PropertyState state , Property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